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color="#000000" fo:font-style="normal" fo:font-weight="normal" fo:background-color="#ff6600" style:font-style-asian="normal" style:font-weight-asian="normal" style:font-style-complex="normal" style:font-weight-complex="normal"/>
    </style:style>
    <style:style style:name="P12" style:family="paragraph" style:parent-style-name="Standard">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list-style-name="L1">
      <style:text-properties fo:font-style="italic" fo:font-weight="bold" style:font-style-asian="italic" style:font-weight-asian="bold" style:font-style-complex="italic" style:font-weight-complex="bold"/>
    </style:style>
    <style:style style:name="P17" style:family="paragraph" style:parent-style-name="Standard" style:list-style-name="L3">
      <style:text-properties fo:font-style="italic" fo:font-weight="normal" style:font-style-asian="italic" style:font-weight-asian="normal" style:font-style-complex="italic" style:font-weight-complex="normal"/>
    </style:style>
    <style:style style:name="P18" style:family="paragraph" style:parent-style-name="Standard" style:list-style-name="L2"/>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3">
      <style:text-properties fo:color="#000000" fo:font-style="normal" fo:font-weight="normal" style:font-style-asian="normal" style:font-weight-asian="normal" style:font-style-complex="normal" style:font-weight-complex="normal"/>
    </style:style>
    <style:style style:name="P21" style:family="paragraph" style:parent-style-name="Standard" style:list-style-name="L3">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22" style:family="paragraph" style:parent-style-name="Standard" style:list-style-name="L5">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list-style-name="L6">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4" style:family="paragraph" style:parent-style-name="Standard" style:list-style-name="L4">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25" style:family="paragraph" style:parent-style-name="Standard" style:list-style-name="L4">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6" style:family="paragraph" style:parent-style-name="Standard" style:list-style-name="L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list-style-name="L1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list-style-name="L1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3" style:family="paragraph" style:parent-style-name="Standard" style:list-style-name="L9">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4" style:family="paragraph" style:parent-style-name="Standard" style:list-style-name="L14">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5" style:family="paragraph" style:parent-style-name="Standard" style:list-style-name="L17">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6" style:family="paragraph" style:parent-style-name="Standard" style:list-style-name="L1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7" style:family="paragraph" style:parent-style-name="Standard" style:list-style-name="L19">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8" style:family="paragraph" style:parent-style-name="Standard" style:list-style-name="L7">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8">
      <style:text-properties fo:font-size="12pt" fo:font-style="normal" fo:font-weight="bold" style:font-size-asian="12pt" style:font-style-asian="normal" style:font-weight-asian="bold" style:font-size-complex="12pt" style:font-style-complex="normal" style:font-weight-complex="bold"/>
    </style:style>
    <style:style style:name="P50" style:family="paragraph" style:parent-style-name="Standard" style:list-style-name="L9">
      <style:text-properties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list-style-name="L13">
      <style:text-propertie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list-style-name="L14">
      <style:text-propertie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5">
      <style:text-propertie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6">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7">
      <style:text-properties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list-style-name="L19">
      <style:text-properties fo:font-size="12pt" fo:font-style="italic"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10"/>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eneral Rules</text:p>
      <text:p text:style-name="P10"/>
      <text:p text:style-name="P10">Core design tenets:</text:p>
      <text:list xml:id="list7665350894195423199" text:style-name="L1">
        <text:list-item>
          <text:p text:style-name="P16">Simple, elegant, and quick to understand</text:p>
        </text:list-item>
        <text:list-item>
          <text:p text:style-name="P16">Exciting things happen as often as possible</text:p>
        </text:list-item>
        <text:list-item>
          <text:p text:style-name="P16">Battles are over quickly and decisively (5 – 10 mins) – game to play while waiting for something else</text:p>
        </text:list-item>
      </text:list>
      <text:p text:style-name="P10"/>
      <text:p text:style-name="P10">Setup:</text:p>
      <text:list xml:id="list1753445823790494746" text:style-name="L2">
        <text:list-item>
          <text:p text:style-name="P18">Non-player vehicles and characters are placed in predetermined places on the road grid according to the scenario (race vs hijacking etc.)</text:p>
        </text:list-item>
        <text:list-item>
          <text:p text:style-name="P18">The player has a specified zone on the road grid into which they can place their vehicles (e.g. the 'bottom' row of the grid)</text:p>
        </text:list-item>
        <text:list-item>
          <text:p text:style-name="P18">Once the vehicles are placed, the player can place all their characters into any locations on their vehicles - the only rule is that each vehicle must start with a driver</text:p>
        </text:list-item>
        <text:list-item>
          <text:p text:style-name="P18">The player also starts each battle with a set number of Nitro tokens<text:line-break/></text:p>
        </text:list-item>
      </text:list>
      <text:p text:style-name="P10">Turn order and actions:</text:p>
      <text:list xml:id="list32308797" text:continue-numbering="true" text:style-name="L2">
        <text:list-item>
          <text:p text:style-name="P18">The player team always goes first</text:p>
        </text:list-item>
        <text:list-item>
          <text:p text:style-name="P18">Each entire 'team' takes every action their characters have before the next team gets their turn</text:p>
        </text:list-item>
        <text:list-item>
          <text:p text:style-name="P18">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8">Once all actions have been taken, it's the turn of the next team</text:p>
        </text:list-item>
        <text:list-item>
          <text:p text:style-name="P18">Once all teams have completed their actions for the turn, all environmental actions occur (driverless cars drifting backwards etc.) - this is always at the very end of the turn</text:p>
        </text:list-item>
      </text:list>
      <text:p text:style-name="P10"/>
      <text:p text:style-name="P10">Nitro Tokens:</text:p>
      <text:list xml:id="list4417880519813400831" text:style-name="L3">
        <text:list-item>
          <text:p text:style-name="P19">A special ability granted to the player-controlled team and intended to give them an edge in battles</text:p>
        </text:list-item>
        <text:list-item>
          <text:p text:style-name="P19">The player is given a set number of tokens at the beginning of every battle</text:p>
          <text:list>
            <text:list-item>
              <text:p text:style-name="P17">How is this number determined?</text:p>
            </text:list-item>
          </text:list>
        </text:list-item>
        <text:list-item>
          <text:p text:style-name="P20">Before any single action that involves the dice of a player-controlled character or vehicle, the player can choose to spend a one Nitro Token in order to double the number of dice involved (e.g. Bill needs to reposition a vehicle on the Road Grid but he can't reach where he desperately needs to be with his combined Speed of 2 + 1 – he spends a Nitro Token which increases his dice pool to 4 + 2, which gives him 6 movement so he can make the distance)</text:p>
        </text:list-item>
        <text:list-item>
          <text:p text:style-name="P21">Extra nitro tokens are awarded during battles for doing cool shit (incentivises player – blow up a vehicle, push somebody off a vehicle, etc. - one specific condition per battle depending on what kind it is?)</text:p>
        </text:list-item>
      </text:list>
      <text:p text:style-name="P11"/>
      <text:p text:style-name="P5">Falling off vehicles</text:p>
      <text:list xml:id="list1425151567099241168" text:style-name="L4">
        <text:list-item>
          <text:p text:style-name="P25">After falling off a vehicle, check to see if any vehicles are 'behind' that vehicle on the Road Grid</text:p>
        </text:list-item>
        <text:list-item>
          <text:p text:style-name="P25">For each of those vehicles iterating from the closest back:</text:p>
          <text:list>
            <text:list-item>
              <text:p text:style-name="P25">Roll Speed vs vehicle + driver Speed - if the character wins, they choose a clinging position on the back of the vehicle and move there without taking any damage (dodged the wheels)</text:p>
            </text:list-item>
            <text:list-item>
              <text:p text:style-name="P25"><text:soft-page-break/>Else if they lose, the character takes damage equal to the Strength of the vehicle + driver (doesn't matter if they're friendly or not) as they get hit by the vehicle</text:p>
            </text:list-item>
            <text:list-item>
              <text:p text:style-name="P25">If the character is still alive, the loop starts again if another vehicle is behind this one </text:p>
            </text:list-item>
            <text:list-item>
              <text:p text:style-name="P24">If this doesn't happen enough, make them try to grab vehicles in the two adjacent left and right lanes as well? </text:p>
            </text:list-item>
          </text:list>
        </text:list-item>
      </text:list>
      <text:p text:style-name="P12"/>
      <text:p text:style-name="P14">'Environmental' phase:</text:p>
      <text:list xml:id="list8040750493215452426" text:style-name="L5">
        <text:list-item>
          <text:p text:style-name="P22">After all teams have taken their actions, the 'environment' phase occurs </text:p>
        </text:list-item>
        <text:list-item>
          <text:p text:style-name="P22">All vehicles move backwards one space on the road grid – driverless/disabled cars move back 2</text:p>
          <text:list>
            <text:list-item>
              <text:p text:style-name="P22">If a car that would move back 2 would hit a car that would move 1, both cars move 2 (the driven car pulls back to avoid being hit)</text:p>
            </text:list-item>
          </text:list>
        </text:list-item>
      </text:list>
      <text:p text:style-name="P13"/>
      <text:p text:style-name="P14">Civilians:</text:p>
      <text:list xml:id="list4148571037342773452" text:style-name="L6">
        <text:list-item>
          <text:p text:style-name="P23">Get one action per turn instead of two</text:p>
        </text:list-item>
      </text:list>
      <text:p text:style-name="P15">Character Stats (come up with more thematic names!)</text:p>
      <text:list xml:id="list4155635355666654143" text:style-name="L7">
        <text:list-item>
          <text:p text:style-name="P30"><text:span text:style-name="T1">Health:</text:span> how much damage the character can take before being knocked out, when subtracted to zero the character is out of the battle</text:p>
        </text:list-item>
        <text:list-item>
          <text:p text:style-name="P48">Speed:</text:p>
          <text:list>
            <text:list-item>
              <text:p text:style-name="P30">How fast the character can move + how quick their reflexes are</text:p>
            </text:list-item>
            <text:list-item>
              <text:p text:style-name="P30">How effective the character is at quickly maneuvering vehicles around the road</text:p>
            </text:list-item>
            <text:list-item>
              <text:p text:style-name="P30">The most important stat for drivers</text:p>
            </text:list-item>
          </text:list>
        </text:list-item>
        <text:list-item>
          <text:p text:style-name="P48">Strength:</text:p>
          <text:list>
            <text:list-item>
              <text:p text:style-name="P30">How physically powerful the character is in melee combat</text:p>
            </text:list-item>
            <text:list-item>
              <text:p text:style-name="P30">How effective the character is at ramming other vehicles while driving</text:p>
            </text:list-item>
            <text:list-item>
              <text:p text:style-name="P30">The most important stat for brawlers</text:p>
            </text:list-item>
          </text:list>
        </text:list-item>
        <text:list-item>
          <text:p text:style-name="P48">Tech:</text:p>
          <text:list>
            <text:list-item>
              <text:p text:style-name="P30">How good the character is at using and repairing technology and ranged weapons</text:p>
            </text:list-item>
            <text:list-item>
              <text:p text:style-name="P30">How effective their homemade armor is at protecting against ranged weapons</text:p>
            </text:list-item>
            <text:list-item>
              <text:p text:style-name="P30">How effective the driver is at using the armor of their vehicle to protect against ranged weapons</text:p>
            </text:list-item>
            <text:list-item>
              <text:p text:style-name="P30">The most important stat for engineers + mounted weapon users</text:p>
            </text:list-item>
          </text:list>
        </text:list-item>
      </text:list>
      <text:p text:style-name="P6"/>
      <text:p text:style-name="P6"/>
      <text:p text:style-name="P1">Vehicle Stats</text:p>
      <text:list xml:id="list32294569" text:continue-numbering="true" text:style-name="L7">
        <text:list-item>
          <text:p text:style-name="P30"><text:span text:style-name="T1">Health:</text:span> how physically tough the vehicle is, when subtracted to zero the vehicle will be disabled/wrecked</text:p>
        </text:list-item>
        <text:list-item>
          <text:p text:style-name="P30"><text:span text:style-name="T1">Speed:</text:span> how fast the vehicle can maneuver around the road</text:p>
        </text:list-item>
        <text:list-item>
          <text:p text:style-name="P48">Strength: <text:span text:style-name="T2">represents how heavy the vehicle is and how much ramming damage it does</text:span></text:p>
        </text:list-item>
        <text:list-item>
          <text:p text:style-name="P48">Tech:<text:span text:style-name="T2"> how much armor the vehicle has to protect against ranged weapons</text:span></text:p>
        </text:list-item>
      </text:list>
      <text:p text:style-name="P6"/>
      <text:p text:style-name="P10"/>
      <text:p text:style-name="P3">Stats and rolls</text:p>
      <text:list xml:id="list2348426816725810890" text:style-name="L8">
        <text:list-item>
          <text:p text:style-name="P31">Each character/vehicle has three non-HP stats that determine their stats – represented by a number of dice for each</text:p>
        </text:list-item>
        <text:list-item>
          <text:p text:style-name="P31">Most actions a character takes will be more or less effective depending on how many stat dice they have that are used for that particular action</text:p>
        </text:list-item>
        <text:list-item>
          <text:p text:style-name="P31">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31">There are three categories of action a character/vehicle driven by a character can make:</text:p>
        </text:list-item>
        <text:list-item>
          <text:p text:style-name="P49">Simple <text:span text:style-name="T5">(Brace, Leap):</text:span> <text:span text:style-name="T2">the stats of the character don't affect action</text:span></text:p>
        </text:list-item>
        <text:list-item>
          <text:p text:style-name="P49">Stat check (<text:span text:style-name="T5">Move, Drive, Repair</text:span>): </text:p>
          <text:list>
            <text:list-item>
              <text:p text:style-name="P49"><text:span text:style-name="T6">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49"><text:span text:style-name="T6">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49">Stat contest (<text:span text:style-name="T5">Melee Attack, Shove, Shake, Ram, Ranged Attack</text:span>):</text:p>
          <text:list>
            <text:list-item>
              <text:p text:style-name="P31"><text:soft-page-break/>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26">Tied rolls are always won by the player</text:p>
            </text:list-item>
            <text:list-item>
              <text:p text:style-name="P26">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item>
              <text:p text:style-name="P26">If a contested Shove or Ram action has a friendly character/vehicle on the other end, the instigator automatically succeeds</text:p>
            </text:list-item>
            <text:list-item>
              <text:p text:style-name="P26">If a contested Ranged Attack or Shake action has a friendly character on the other end, it still happens as per normal (friendly characters have to roll to see if they stay on a vehicle alongside enemy chars)</text:p>
            </text:list-item>
            <text:list-item>
              <text:p text:style-name="P42">If a combined stat total (e.g. Char + vehicle or char + weapon) would be zero or less, the value will always be at least 1 (e.g. Bill has Speed of 1, vehicle has speed of -1, total would be 0 so combined speed stat is instead 1)</text:p>
            </text:list-item>
          </text:list>
        </text:list-item>
      </text:list>
      <text:p text:style-name="P7"/>
      <text:p text:style-name="P7"/>
      <text:p text:style-name="P1">Character States</text:p>
      <text:list xml:id="list4992015726567030448" text:style-name="L9">
        <text:list-item>
          <text:p text:style-name="P50">Threatened: <text:span text:style-name="T2">if a character has an enemy character adjacent, they gain the Threatened status and all Stat Check Actions STARTING FROM A THREATENED POSITION involve rolls rather than using max stat values</text:span></text:p>
        </text:list-item>
        <text:list-item>
          <text:p text:style-name="P50">Exposed:<text:span text:style-name="T2"> if a character ends their turn on the exterior of a vehicle or is attacked while in the interior, they gain the 'Exposed' status</text:span></text:p>
          <text:list>
            <text:list-item>
              <text:p text:style-name="P32">This means they can be hit by Ranged Attacks, Pushed, or affected by the vehicle Shake action</text:p>
            </text:list-item>
            <text:list-item>
              <text:p text:style-name="P43">If the character doesn't have the Exposed status, being targeted by a Ranged or Melee attack it automatically gives them this status even if the attack misses</text:p>
            </text:list-item>
          </text:list>
        </text:list-item>
        <text:list-item>
          <text:p text:style-name="P50">Dead: <text:span text:style-name="T2">can't perform any actions, the body will continue inhabiting the location and must be shoved before somebody else can enter it – will also automatically fall off exposed locations</text:span></text:p>
        </text:list-item>
      </text:list>
      <text:p text:style-name="P7"/>
      <text:p text:style-name="P7"/>
      <text:p text:style-name="P2">Vehicle States</text:p>
      <text:list xml:id="list136988242251716196" text:style-name="L10">
        <text:list-item>
          <text:p text:style-name="P27"><text:span text:style-name="T1">Driverless: </text:span>all ramming actions automatically succeed and the vehicle moves 2 squares back at the end of each turn instead of 1 </text:p>
        </text:list-item>
        <text:list-item>
          <text:p text:style-name="P27"><text:span text:style-name="T1">Disabled: i</text:span>f the health of a vehicle is reduced to 0 via melee damage to the Engine it will become 'Disabled' – it will act as a driverless car until the repair action is used on the Engine and it regains at least 1 HP</text:p>
        </text:list-item>
        <text:list-item>
          <text:p text:style-name="P57"><text:span text:style-name="T4">Wrecked: i</text:span><text:span text:style-name="T3">f the health of a vehicle is reduced to 0 via any other means (ranged weapons, ramming) it will explode and become a </text:span><text:span text:style-name="T4">wreck</text:span><text:span text:style-name="T3">:</text:span></text:p>
          <text:list>
            <text:list-item>
              <text:p text:style-name="P27">All characters in/on it must make a Speed vs vehicle Speed (no driver added) test:</text:p>
              <text:list>
                <text:list-item>
                  <text:p text:style-name="P27">If they succeed, they fall off</text:p>
                </text:list-item>
                <text:list-item>
                  <text:p text:style-name="P27">If they fail, they get blown up and die</text:p>
                </text:list-item>
              </text:list>
            </text:list-item>
            <text:list-item>
              <text:p text:style-name="P27">Every vehicle behind the wrecked vehicle takes the wreck's Strength stat as damage</text:p>
            </text:list-item>
          </text:list>
        </text:list-item>
      </text:list>
      <text:p text:style-name="P15">Character Actions</text:p>
      <text:p text:style-name="P4">Move (stat check):</text:p>
      <text:list xml:id="list3917480123338965525" text:style-name="L11">
        <text:list-item>
          <text:p text:style-name="P33">Move between vehicle locations – the max number of locations traversed using a single Move action is equal to the SPEED stat of the character</text:p>
        </text:list-item>
        <text:list-item>
          <text:p text:style-name="P33">Cannot move through locations occupied by enemy characters, but can move through those occupied by friendly characters as long as the mover ends their action in an empty location</text:p>
        </text:list-item>
        <text:list-item>
          <text:p text:style-name="P33">If the character finishes their move on an exterior vehicle location they gain the 'EXPOSED' status – this is removed if they are no longer on the exterior</text:p>
        </text:list-item>
      </text:list>
      <text:p text:style-name="P6"/>
      <text:p text:style-name="P4">Brace (simple):</text:p>
      <text:list xml:id="list1559816281932871968" text:style-name="L12">
        <text:list-item>
          <text:p text:style-name="P34">Removes the EXPOSED status from the character (see Character Statuses for effects)</text:p>
        </text:list-item>
      </text:list>
      <text:p text:style-name="P6"/>
      <text:p text:style-name="P4">Leap (simple):</text:p>
      <text:list xml:id="list7734714104556998407" text:style-name="L13">
        <text:list-item>
          <text:p text:style-name="P51">Must be hanging on one of the sides of a vehicle in order to Leap</text:p>
        </text:list-item>
        <text:list-item>
          <text:p text:style-name="P51">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35">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6"/>
      <text:p text:style-name="P4">Melee Attack (stat contest):</text:p>
      <text:list xml:id="list5161095180010845106" text:style-name="L14">
        <text:list-item>
          <text:p text:style-name="P52">Must be adjacent to the target enemy character</text:p>
        </text:list-item>
        <text:list-item>
          <text:p text:style-name="P36">Roll Strength vs Strength – if the instigator wins, the target takes damage equal to the Strength stat of the aggressor</text:p>
        </text:list-item>
        <text:list-item>
          <text:p text:style-name="P36">Can also be used on the Engine of a vehicle to damage it (roll char Str vs vehicle Str)</text:p>
        </text:list-item>
        <text:list-item>
          <text:p text:style-name="P44">If used on a character without the EXPOSED status, it causes them to gain this status even if it misses</text:p>
        </text:list-item>
      </text:list>
      <text:p text:style-name="P4"/>
      <text:p text:style-name="P4">Shove (stat contest):</text:p>
      <text:list xml:id="list4599268755108268541" text:style-name="L15">
        <text:list-item>
          <text:p text:style-name="P53">Must be adjacent to the target – can also be used on friendly characters</text:p>
        </text:list-item>
        <text:list-item>
          <text:p text:style-name="P37">Roll Strength vs Strength – if the instigator wins, they can choose an empty adjacent position to move the target char into, then the instigator moves into their former location</text:p>
          <text:list>
            <text:list-item>
              <text:p text:style-name="P37">If the target is clinging on the exterior of a vehicle, the instigator can choose to make them fall off the vehicle instead</text:p>
            </text:list-item>
          </text:list>
        </text:list-item>
      </text:list>
      <text:p text:style-name="P4"/>
      <text:p text:style-name="P4">Repair (stat check):</text:p>
      <text:list xml:id="list6382660025005931694" text:style-name="L16">
        <text:list-item>
          <text:p text:style-name="P54">Must be occupying the Engine location of a vehicle</text:p>
        </text:list-item>
        <text:list-item>
          <text:p text:style-name="P38">Character can heal the HP of the vehicle according to their Tech stat/roll</text:p>
        </text:list-item>
      </text:list>
      <text:p text:style-name="P6"/>
      <text:p text:style-name="P4">Fire Ranged Weapon (stat contest):</text:p>
      <text:list xml:id="list5181991469631898393" text:style-name="L17">
        <text:list-item>
          <text:p text:style-name="P55">Must be occupying the weapon location</text:p>
        </text:list-item>
        <text:list-item>
          <text:p text:style-name="P39">Can be fired at a vehicle or a character within the specified weapon range on the Road Grid, including the vehicle the weapon is mounted on + chars on/within it</text:p>
        </text:list-item>
        <text:list-item>
          <text:p text:style-name="P45">If a non-EXPOSED character is targeted, no damage is done but they automatically gain the EXPOSED status</text:p>
        </text:list-item>
        <text:list-item>
          <text:p text:style-name="P39">Can't be fired at a vehicle or any inhabitants if another vehicle is in the way</text:p>
        </text:list-item>
        <text:list-item>
          <text:p text:style-name="P39">Roll instigator char + weapon Tech vs target Tech – if the instigator wins, the target takes damage equal to the combined char + weapon Tech stats</text:p>
        </text:list-item>
      </text:list>
      <text:p text:style-name="P4"><text:s/></text:p>
      <text:p text:style-name="P4"><text:soft-page-break/>Fall: <text:span text:style-name="T2">fall off of current vehicle on purpose – must be on exterior to perform</text:span></text:p>
      <text:p text:style-name="P6"/>
      <text:p text:style-name="P6"/>
      <text:p text:style-name="P6"/>
      <text:p text:style-name="P1">Driving Actions</text:p>
      <text:p text:style-name="P8">Requires a character in the driver's seat location – each Vehicle Action costs one of the actions of the driver to perform</text:p>
      <text:p text:style-name="P4"/>
      <text:p text:style-name="P4">Drive (stat check):</text:p>
      <text:list xml:id="list32294631" text:continue-list="list3917480123338965525" text:style-name="L11">
        <text:list-item>
          <text:p text:style-name="P33">Move the vehicle to another location on the Road Grid up to a maximum number of spaces equal to the combined SPEED stats of the current driver and the vehicle</text:p>
        </text:list-item>
        <text:list-item>
          <text:p text:style-name="P33">The vehicle cannot move through any spaces occupied by other vehicles, even friendly ones</text:p>
        </text:list-item>
        <text:list-item>
          <text:p text:style-name="P33">The vehicle can only move in the cardinal directions on the Road Grid, not diagonally</text:p>
        </text:list-item>
      </text:list>
      <text:p text:style-name="P6"/>
      <text:p text:style-name="P4">Shake (stat contest):</text:p>
      <text:list xml:id="list8685412815208989615" text:style-name="L18">
        <text:list-item>
          <text:p text:style-name="P46">Does not affect the non-EXPOSED status of the inhabitants</text:p>
        </text:list-item>
        <text:list-item>
          <text:p text:style-name="P28">Any exterior characters on the vehicle who are EXPOSED when this action was performed have to roll their Speed stat vs the combined Speed of the driver + vehicle</text:p>
          <text:list>
            <text:list-item>
              <text:p text:style-name="P28">If they lose, they fall off the vehicle</text:p>
            </text:list-item>
          </text:list>
        </text:list-item>
      </text:list>
      <text:p text:style-name="P6"/>
      <text:p text:style-name="P4">Ram (stat contest):</text:p>
      <text:list xml:id="list8051270362223549570" text:style-name="L19">
        <text:list-item>
          <text:p text:style-name="P56">Vehicle must be cardinally adjacent to target vehicle on the Road Grid</text:p>
        </text:list-item>
        <text:list-item>
          <text:p text:style-name="P40">Roll instigator driver + vehicle Str vs target driver + vehicle Str</text:p>
        </text:list-item>
        <text:list-item>
          <text:p text:style-name="P40">If instigator wins:</text:p>
          <text:list>
            <text:list-item>
              <text:p text:style-name="P40">If there's a clear place/places for the target vehicle to move into on the Road Grid, both the instigator and target vehicles move 1 spot in the direction in which the instigator was ramming (e.g. Ramming to right means both vehicles move 1 position to the right)</text:p>
              <text:list>
                <text:list-item>
                  <text:p text:style-name="P47">The target vehicle also takes 1 damage</text:p>
                </text:list-item>
              </text:list>
            </text:list-item>
            <text:list-item>
              <text:p text:style-name="P40">Else if the target can't move because that space is already occupied, the target takes damage equal to the combined Str stat of the instigator driver + vehicle and both vehicles stay where they are on the Road Grid </text:p>
              <text:list>
                <text:list-item>
                  <text:p text:style-name="P40">This also causes all the effects of the Shake action for both vehicles (EXPOSED chars have to roll to avoid falling off)</text:p>
                </text:list-item>
              </text:list>
            </text:list-item>
            <text:list-item>
              <text:p text:style-name="P40">If the target is forced off the Road Grid, that vehicle and any inhabitants are out of the battle</text:p>
            </text:list-item>
          </text:list>
        </text:list-item>
      </text:list>
      <text:p text:style-name="P6"/>
      <text:p text:style-name="P6"/>
      <text:p text:style-name="P15">Glossary</text:p>
      <text:p text:style-name="P9">Can always tell what slang means just by context – should never be guessing</text:p>
      <text:list xml:id="list2537233411344049925" text:style-name="L20">
        <text:list-item>
          <text:p text:style-name="P41">Health – Guts, Stones, </text:p>
        </text:list-item>
        <text:list-item>
          <text:p text:style-name="P41">Strength – Brawl, Horsepower, Torque</text:p>
        </text:list-item>
        <text:list-item>
          <text:p text:style-name="P41">Speed – Revs, Motor, Hoon, Nitro, Diesel, High-octane, Acceleration</text:p>
        </text:list-item>
        <text:list-item>
          <text:p text:style-name="P41">Tech – Smarts, Tinker, Kit, Gadg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5M6S</meta:editing-duration>
    <meta:editing-cycles>97</meta:editing-cycles>
    <meta:generator>OpenOffice/4.1.12$Win32 OpenOffice.org_project/4112m1$Build-9809</meta:generator>
    <dc:date>2024-08-03T12:05:27.56</dc:date>
    <dc:creator>Chris Murphy</dc:creator>
    <meta:document-statistic meta:table-count="0" meta:image-count="0" meta:object-count="0" meta:page-count="7" meta:paragraph-count="141" meta:word-count="2567" meta:character-count="13841"/>
    <meta:user-defined meta:name="Info 1"/>
    <meta:user-defined meta:name="Info 2"/>
    <meta:user-defined meta:name="Info 3"/>
    <meta:user-defined meta:name="Info 4"/>
  </office:meta>
</office:document-meta>
</file>